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t aussi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t aussi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t aussi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t aussi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t aussi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t aussi eux en ce que avec à le à Iésous étaient,</text:span> <text:span text:style-name="T2">14</text:span> <text:span text:style-name="T1">le et aussi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lettré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t aussi·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t aussi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t aussi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t aussi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t aussi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aussi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t aussi de mains, de redressement et aussi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t aussi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336" meta:character-count="1178410" meta:non-whitespace-character-count="952059"/>
    <meta:generator>LibreOffice/7.2.4.1$Windows_X86_64 LibreOffice_project/27d75539669ac387bb498e35313b970b7fe9c4f9</meta:generator>
    <meta:user-defined meta:name="viewport">width=device-width, initial-scale=1</meta:user-defined>
  </office:meta>
</office:document-meta>
</file>